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office:automatic-styles>
  <office:body>
    <office:text text:use-soft-page-breaks="true">
      <text:p text:style-name="P1">Reflectieverslag: <text:s/>Website voor Kristalhelder licht<text:line-break/>Groep 3<text:s/><text:line-break/>Sprint 2</text:p>
      <text:p text:style-name="Standaard"/>
      <text:p text:style-name="Standaard">Het project met Zen 5 om een website te bouwen voor Kristalhelder licht was een waardevolle en leerzame ervaring. Hier zijn enkele belangrijke punten van mijn reflectie:</text:p>
      <text:p text:style-name="Standaard"/>
      <text:p text:style-name="Standaard">Samenwerking: Het teamwerk met Zen 5 was uitstekend. We werkten goed samen, deelden ideeën en ondersteunden elkaar. Deze positieve samenwerking zorgde voor een efficiënte voortgang van het project.</text:p>
      <text:p text:style-name="Standaard"/>
      <text:p text:style-name="Standaard">Creativiteit: Tijdens het project kregen we de vrijheid om creatief te zijn bij het ontwerpen en ontwikkelen van de website. We hebben innovatieve functies en een aantrekkelijk ontwerp kunnen implementeren dat de visie van Kristalhelder licht weerspiegelde.</text:p>
      <text:p text:style-name="Standaard"/>
      <text:p text:style-name="Standaard">Tijdbeheer: Het project heeft een strakke deadline van 8 weken, en we hebben geleerd hoe we ons werk effectief kunnen plannen en organiseren binnen deze beperkte tijd. We hebben geleerd om prioriteiten te stellen en onze tijd efficiënt te gebruiken.</text:p>
      <text:p text:style-name="Standaard"/>
      <text:p text:style-name="Standaard">Technische vaardigheden: Tijdens het project zijn we bezig om onze technische vaardigheden verder te ontwikkelen en nieuwe kennis op te doen. We hebben onze wordpress verbeterd en nieuwe technologieën en tools geleerd om de website te bouwen en te optimaliseren.</text:p>
      <text:p text:style-name="Standaard"/>
      <text:p text:style-name="Standaard">Klantgerichtheid: Gedurende het project houden we voortdurend contact met de klant, Kristalhelder licht, om ervoor te zorgen dat hun behoeften en verwachtingen worden vervuld. We passen ons aan op basis van hun feedback en werken samen om een website te creëren die aan hun verwachtingen voldoet.<text:line-break/><text:line-break/><text:line-break/>Tot nu toe verloopt alles binnen het project voorspoedig, echter zou de communicatie tussen de verschillende groepen af en toe nog wat verbeterd kunnen word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lil</meta:initial-creator>
    <dc:creator>Halil</dc:creator>
    <meta:creation-date>2023-06-25T12:28:00Z</meta:creation-date>
    <dc:date>2023-06-25T12:34:00Z</dc:date>
    <meta:template xlink:href="Normal" xlink:type="simple"/>
    <meta:editing-cycles>1</meta:editing-cycles>
    <meta:editing-duration>PT360S</meta:editing-duration>
    <meta:document-statistic meta:page-count="1" meta:paragraph-count="3" meta:word-count="257" meta:character-count="1671" meta:row-count="11" meta:non-whitespace-character-count="1417"/>
  </office:meta>
</office:document-meta>
</file>